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 style:list-style-name="L1"/>
    <style:style style:name="P4" style:family="paragraph" style:parent-style-name="Standard">
      <style:text-properties fo:background-color="#ffff00"/>
    </style:style>
    <style:style style:name="P5" style:family="paragraph" style:parent-style-name="Standard" style:list-style-name="L1">
      <style:text-properties fo:font-style="normal" fo:background-color="#ffff00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ofaPython plugin</text:p>
      <text:p text:style-name="Standard"/>
      <text:p text:style-name="Standard">(temporary documentation made with LibreOffice)</text:p>
      <text:p text:style-name="P4">work in progress, not yet implemented</text:p>
      <text:p text:style-name="Standard"/>
      <text:p text:style-name="Standard">The goal of this plugin is to provide python integration into Sofa. </text:p>
      <text:p text:style-name="Standard"/>
      <text:p text:style-name="Standard">Therefore, it is possible to add new features in Sofa without modifying Sofa codebase. Moreover, python scripts are stored in the same place as the corresponding scene, for a cleaner integration of scene-specific code without polluting the rest of Sofa.</text:p>
      <text:p text:style-name="Standard"/>
      <text:p text:style-name="Standard">This plugin provides a « Sofa » module available from python scripts, to interact with Sofa. </text:p>
      <text:p text:style-name="Standard">Additionnal Sofa components are provided to imbed python scripts in the scene graph :</text:p>
      <text:list xml:id="list1236332743" text:style-name="L1">
        <text:list-item>
          <text:p text:style-name="P3"> PythonScriptController </text:p>
        </text:list-item>
        <text:list-item>
          <text:p text:style-name="P5">PythonCollisionResponse</text:p>
        </text:list-item>
      </text:list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2"><text:a xlink:type="simple" xlink:href="#__RefHeading__219_2092013829" text:style-name="Index_20_Link" text:visited-style-name="Index_20_Link">Sofa python API<text:tab/>1</text:a></text:p>
          <text:p text:style-name="P11"><text:a xlink:type="simple" xlink:href="#__RefHeading__223_2092013829" text:style-name="Index_20_Link" text:visited-style-name="Index_20_Link">The « Sofa » module<text:tab/>1</text:a></text:p>
          <text:p text:style-name="P11"><text:a xlink:type="simple" xlink:href="#__RefHeading__225_2092013829" text:style-name="Index_20_Link" text:visited-style-name="Index_20_Link">Module Methods<text:tab/>2</text:a></text:p>
          <text:p text:style-name="P11"><text:a xlink:type="simple" xlink:href="#__RefHeading__227_2092013829" text:style-name="Index_20_Link" text:visited-style-name="Index_20_Link">Types hierarchy<text:tab/>2</text:a></text:p>
          <text:p text:style-name="P1"><text:a xlink:type="simple" xlink:href="#__RefHeading__640_2092013829" text:style-name="Index_20_Link" text:visited-style-name="Index_20_Link">Sofa.BaseObjectDescription<text:tab/>2</text:a></text:p>
          <text:p text:style-name="P1"><text:a xlink:type="simple" xlink:href="#__RefHeading__642_2092013829" text:style-name="Index_20_Link" text:visited-style-name="Index_20_Link">Sofa.Vec3<text:tab/>2</text:a></text:p>
          <text:p text:style-name="P1"><text:a xlink:type="simple" xlink:href="#__RefHeading__644_2092013829" text:style-name="Index_20_Link" text:visited-style-name="Index_20_Link">Sofa.Base<text:tab/>2</text:a></text:p>
          <text:p text:style-name="P1"><text:a xlink:type="simple" xlink:href="#__RefHeading__691_2092013829" text:style-name="Index_20_Link" text:visited-style-name="Index_20_Link">Sofa.BaseObject<text:tab/>2</text:a></text:p>
          <text:p text:style-name="P1"><text:a xlink:type="simple" xlink:href="#__RefHeading__693_2092013829" text:style-name="Index_20_Link" text:visited-style-name="Index_20_Link">Sofa.BaseState<text:tab/>2</text:a></text:p>
          <text:p text:style-name="P1"><text:a xlink:type="simple" xlink:href="#__RefHeading__695_2092013829" text:style-name="Index_20_Link" text:visited-style-name="Index_20_Link">Sofa.BaseContext<text:tab/>2</text:a></text:p>
          <text:p text:style-name="P1"><text:a xlink:type="simple" xlink:href="#__RefHeading__648_2092013829" text:style-name="Index_20_Link" text:visited-style-name="Index_20_Link">Sofa.Context<text:tab/>3</text:a></text:p>
          <text:p text:style-name="P1"><text:a xlink:type="simple" xlink:href="#__RefHeading__650_2092013829" text:style-name="Index_20_Link" text:visited-style-name="Index_20_Link">Sofa.Node<text:tab/>3</text:a></text:p>
          <text:p text:style-name="P1"><text:a xlink:type="simple" xlink:href="#__RefHeading__652_2092013829" text:style-name="Index_20_Link" text:visited-style-name="Index_20_Link">Sofa.Gnode<text:tab/>3</text:a></text:p>
          <text:p text:style-name="P1"><text:a xlink:type="simple" xlink:href="#__RefHeading__655_2092013829" text:style-name="Index_20_Link" text:visited-style-name="Index_20_Link">Sofa.Data<text:tab/>3</text:a></text:p>
          <text:p text:style-name="P11"><text:a xlink:type="simple" xlink:href="#__RefHeading__638_2092013829" text:style-name="Index_20_Link" text:visited-style-name="Index_20_Link">Data members : the most important thing in Sofa python API<text:tab/>3</text:a></text:p>
          <text:p text:style-name="P2"><text:a xlink:type="simple" xlink:href="#__RefHeading__221_2092013829" text:style-name="Index_20_Link" text:visited-style-name="Index_20_Link">« PythonScriptController » component<text:tab/>3</text:a></text:p>
        </text:index-body>
      </text:table-of-content>
      <text:p text:style-name="Standard"/>
      <text:h text:style-name="Heading_20_1" text:outline-level="1"><text:bookmark-start text:name="__RefHeading__219_2092013829"/>Sofa python API<text:bookmark-end text:name="__RefHeading__219_2092013829"/></text:h>
      <text:p text:style-name="Standard"/>
      <text:h text:style-name="Heading_20_2" text:outline-level="2"><text:bookmark-start text:name="__RefHeading__223_2092013829"/>The « Sofa » module<text:bookmark-end text:name="__RefHeading__223_2092013829"/></text:h>
      <text:p text:style-name="Standard">The core of this plugin is the « Sofa » python module available to python scripts from within the SofaPython components (they are not available outside Sofa environment, in the python binary for example)</text:p>
      <text:p text:style-name="Standard"/>
      <text:p text:style-name="Standard">Therefore, each python script to be imbeded in Sofa must include the following statement :</text:p>
      <text:p text:style-name="Standard"/>
      <text:p text:style-name="Standard">import Sofa</text:p>
      <text:p text:style-name="Standard"/>
      <text:h text:style-name="Heading_20_2" text:outline-level="2"><text:bookmark-start text:name="__RefHeading__225_2092013829"/><text:soft-page-break/>Module Methods<text:bookmark-end text:name="__RefHeading__225_2092013829"/></text:h>
      <text:p text:style-name="Standard">SofaPython provides several module methods, either for general purpose (use of factory, for example) or as convenient helper functions (node functions used directly with the tree root node).</text:p>
      <text:p text:style-name="Standard"/>
      <text:list xml:id="list77586210" text:style-name="L5">
        <text:list-item>
          <text:p text:style-name="P10">createObject(BaseContext, BaseObjectDescription)</text:p>
        </text:list-item>
        <text:list-item>
          <text:p text:style-name="P10">getObject(context,path)</text:p>
        </text:list-item>
        <text:list-item>
          <text:p text:style-name="P10">getChildNode(node,path)</text:p>
        </text:list-item>
        <text:list-item>
          <text:p text:style-name="P10">sendGUIMessage(msgType,msgValue)</text:p>
          <text:p text:style-name="P10">sends a message to the GUI. This message is caracterized by its type (string) and value (string).</text:p>
        </text:list-item>
      </text:list>
      <text:h text:style-name="Heading_20_2" text:outline-level="2"><text:bookmark-start text:name="__RefHeading__227_2092013829"/>Types hierarchy<text:bookmark-end text:name="__RefHeading__227_2092013829"/></text:h>
      <text:p text:style-name="Standard"/>
      <text:p text:style-name="Standard">The class hierarchy in the Sofa module is quite different from the C++ Sofa class hierarchy. Not all classes are binded in Python, and some levels in the hierarchy are skipped.</text:p>
      <text:p text:style-name="Standard">Despite the ability of Python to support multi-heritage, this feature has not been implemented in the Sofa module, for code simplicity.</text:p>
      <text:p text:style-name="Standard"/>
      <text:p text:style-name="Standard"/>
      <text:h text:style-name="Heading_20_3" text:outline-level="3"><text:bookmark-start text:name="__RefHeading__640_2092013829"/>Sofa.BaseObjectDescription<text:bookmark-end text:name="__RefHeading__640_2092013829"/></text:h>
      <text:p text:style-name="Standard">Methods :</text:p>
      <text:list xml:id="list760265503" text:style-name="L3">
        <text:list-item>
          <text:p text:style-name="P8">setAttributes</text:p>
        </text:list-item>
        <text:list-item>
          <text:p text:style-name="P8">getAttributes</text:p>
        </text:list-item>
      </text:list>
      <text:p text:style-name="Standard">constructor : </text:p>
      <text:list xml:id="list1776818302" text:style-name="L4">
        <text:list-item>
          <text:p text:style-name="P9">BaseObjectDescription(name,type)</text:p>
        </text:list-item>
      </text:list>
      <text:p text:style-name="Standard">attributes :</text:p>
      <text:list xml:id="list1177127169" text:style-name="L2">
        <text:list-item>
          <text:p text:style-name="P7">name</text:p>
        </text:list-item>
      </text:list>
      <text:p text:style-name="Standard"/>
      <text:p text:style-name="Standard">used with Sofa.createObject method :</text:p>
      <text:p text:style-name="Standard">mass = Sofa.createObject(particule_node,Sofa.BaseObjectDescription('mass','UniformMass'))</text:p>
      <text:p text:style-name="Standard"/>
      <text:h text:style-name="Heading_20_3" text:outline-level="3"><text:bookmark-start text:name="__RefHeading__642_2092013829"/>Sofa.Vec3<text:bookmark-end text:name="__RefHeading__642_2092013829"/></text:h>
      <text:h text:style-name="Heading_20_3" text:outline-level="3"><text:bookmark-start text:name="__RefHeading__644_2092013829"/>Sofa.Base<text:bookmark-end text:name="__RefHeading__644_2092013829"/></text:h>
      <text:h text:style-name="Heading_20_3" text:outline-level="3"><text:bookmark-start text:name="__RefHeading__691_2092013829"/>Sofa.BaseObject<text:bookmark-end text:name="__RefHeading__691_2092013829"/></text:h>
      <text:h text:style-name="Heading_20_3" text:outline-level="3"><text:bookmark-start text:name="__RefHeading__693_2092013829"/>Sofa.BaseState<text:bookmark-end text:name="__RefHeading__693_2092013829"/></text:h>
      <text:p text:style-name="Text_20_body">Resize</text:p>
      <text:h text:style-name="Heading_20_3" text:outline-level="3"><text:bookmark-start text:name="__RefHeading__695_2092013829"/>Sofa.BaseContext<text:bookmark-end text:name="__RefHeading__695_2092013829"/></text:h>
      <text:h text:style-name="Heading_20_3" text:outline-level="3"><text:bookmark-start text:name="__RefHeading__648_2092013829"/><text:soft-page-break/>Sofa.Context<text:bookmark-end text:name="__RefHeading__648_2092013829"/></text:h>
      <text:h text:style-name="Heading_20_3" text:outline-level="3"><text:bookmark-start text:name="__RefHeading__650_2092013829"/>Sofa.Node<text:bookmark-end text:name="__RefHeading__650_2092013829"/></text:h>
      <text:h text:style-name="Heading_20_3" text:outline-level="3"><text:bookmark-start text:name="__RefHeading__652_2092013829"/>Sofa.Gnode<text:bookmark-end text:name="__RefHeading__652_2092013829"/></text:h>
      <text:h text:style-name="Heading_20_3" text:outline-level="3"><text:bookmark-start text:name="__RefHeading__655_2092013829"/>Sofa.Data<text:bookmark-end text:name="__RefHeading__655_2092013829"/></text:h>
      <text:p text:style-name="Standard"/>
      <text:p text:style-name="Standard"/>
      <text:h text:style-name="Heading_20_2" text:outline-level="2"><text:bookmark-start text:name="__RefHeading__638_2092013829"/>Data members : the most important thing in Sofa python API<text:bookmark-end text:name="__RefHeading__638_2092013829"/></text:h>
      <text:p text:style-name="Standard"/>
      <text:p text:style-name="Standard">The most important class is <text:span text:style-name="T1">Sofa.Base</text:span>, and its associated method <text:span text:style-name="T1">findData</text:span>.</text:p>
      <text:p text:style-name="Standard">ALMOST EVERYTHING in Sofa is stored in Datas, and with the only <text:span text:style-name="T1">Sofa.Base.findData</text:span> method, almost everything is possible.</text:p>
      <text:p text:style-name="Standard">Through the <text:span text:style-name="T1">Sofa.Data</text:span> class (returned by S<text:span text:style-name="T1">ofa.Base.findData(name)</text:span> ) it is possible to read or write almost any object value, thus interact with the simulation in real-time.</text:p>
      <text:p text:style-name="Standard"/>
      <text:p text:style-name="Standard">This way, even if a specific component isn't binded to python, it's possible to access it by its <text:span text:style-name="T1">Sofa.Base</text:span> heritage.</text:p>
      <text:p text:style-name="Standard"/>
      <text:h text:style-name="Heading_20_1" text:outline-level="1"><text:bookmark-start text:name="__RefHeading__221_2092013829"/>« PythonScriptController » component<text:bookmark-end text:name="__RefHeading__221_2092013829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9T11:06:40</meta:creation-date>
    <dc:date>2012-05-14T18:30:38</dc:date>
    <meta:editing-duration>P5DT7H12M20S</meta:editing-duration>
    <meta:editing-cycles>9</meta:editing-cycles>
    <meta:generator>LibreOffice/3.5$MacOSX_x86 LibreOffice_project/7e68ba2-a744ebf-1f241b7-c506db1-7d53735</meta:generator>
    <meta:document-statistic meta:table-count="0" meta:image-count="0" meta:object-count="0" meta:page-count="3" meta:paragraph-count="67" meta:word-count="446" meta:character-count="3016" meta:non-whitespace-character-count="2641"/>
  </office:meta>
</office:document-meta>
</file>